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A0000014ED80FF5CA.png" manifest:media-type="image/png"/>
  <manifest:file-entry manifest:full-path="Pictures/1003018E000019D70000228539B08F0A.svg" manifest:media-type="image/svg+xml"/>
  <manifest:file-entry manifest:full-path="Pictures/10000001000000FA0000014BD490C812.png" manifest:media-type="image/png"/>
  <manifest:file-entry manifest:full-path="Pictures/100300E2000019D7000022344EBF04F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f000a" draw:fill-color="#0f000a" draw:textarea-horizontal-align="justify" draw:textarea-vertical-align="middle" draw:auto-grow-height="false" fo:min-height="27.45cm" fo:min-width="18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0f000a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391cm" svg:height="15.078cm" draw:transform="rotate (-1.5707963267949) translate (18.3cm 15.644cm)">
          <draw:image xlink:href="Pictures/100300E2000019D7000022344EBF04F1.svg" xlink:type="simple" xlink:show="embed" xlink:actuate="onLoad" draw:mime-type="image/svg+xml">
            <text:p/>
          </draw:image>
          <draw:image xlink:href="Pictures/10000001000000FA0000014BD490C812.png" xlink:type="simple" xlink:show="embed" xlink:actuate="onLoad" draw:mime-type="image/png"/>
          <svg:title>...</svg:title>
          <svg:desc>...</svg:desc>
        </draw:frame>
        <draw:frame draw:style-name="gr2" draw:text-style-name="P2" draw:layer="layout" svg:width="11.112cm" svg:height="14.846cm" draw:transform="rotate (-1.5707963267949) translate (18.145cm 2.905cm)">
          <draw:image xlink:href="Pictures/1003018E000019D70000228539B08F0A.svg" xlink:type="simple" xlink:show="embed" xlink:actuate="onLoad" draw:mime-type="image/svg+xml">
            <text:p/>
          </draw:image>
          <draw:image xlink:href="Pictures/10000001000000FA0000014ED80FF5CA.png" xlink:type="simple" xlink:show="embed" xlink:actuate="onLoad" draw:mime-type="image/png"/>
          <svg:title>...</svg:title>
          <svg:desc>...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2:55:31.353189117</meta:creation-date>
    <meta:print-date>2024-12-23T13:02:40.431142194</meta:print-date>
    <meta:printed-by>PDF files</meta:printed-by>
    <dc:date>2024-12-23T13:05:04.454531848</dc:date>
    <meta:editing-duration>PT2M24S</meta:editing-duration>
    <meta:editing-cycles>1</meta:editing-cycles>
    <meta:document-statistic meta:object-count="3"/>
    <meta:generator>LibreOffice/24.2.7.2$Linux_X86_64 LibreOffice_project/420$Build-2</meta:generator>
  </office:meta>
</office:document-meta>
</file>